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zihun24hao-zhenhunshoushu" svg:font-family="zihun24hao-zhenhunshoushu" style:font-pitch="variable"/>
    <style:font-face style:name="zihun55hao-longyinshoushu" svg:font-family="zihun55hao-longyinshoushu" style:font-pitch="variable"/>
    <style:font-face style:name="zihun95hao-shoukesong" svg:font-family="zihun95hao-shoukesong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Han Serif CN Heavy" svg:font-family="'Source Han Serif CN Heavy'" style:font-family-generic="roman" style:font-pitch="variable"/>
    <style:font-face style:name="Liberation Sans2" svg:font-family="'Liberation Sans'" style:font-family-generic="swiss" style:font-pitch="variable"/>
    <style:font-face style:name="Noto Sans CJK SC Regular2" svg:font-family="'Noto Sans CJK SC Regular'" style:font-family-generic="swiss" style:font-pitch="variable"/>
    <style:font-face style:name="Source Han Sans CN Bold" svg:font-family="'Source Han Sans CN Bold'" style:font-family-generic="swiss" style:font-pitch="variable"/>
    <style:font-face style:name="Source Han Sans CN Bold1" svg:font-family="'Source Han Sans CN Bold'" style:font-adornments="Bold" style:font-family-generic="swiss" style:font-pitch="variable"/>
    <style:font-face style:name="Source Han Sans CN Light" svg:font-family="'Source Han Sans CN Light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052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933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626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254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4.236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542cm"/>
    </style:style>
    <style:style style:name="gr8" style:family="graphic" style:parent-style-name="standard" style:list-style-name="L1">
      <style:graphic-properties draw:stroke="solid" svg:stroke-color="#ffffff" draw:fill="none" draw:fill-color="#ffffff" draw:auto-grow-height="true" draw:auto-grow-width="false" fo:max-height="0cm" fo:min-height="0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 style:list-style-name="L1">
      <style:graphic-properties draw:stroke="solid" svg:stroke-color="#ffffff" draw:fill="none" draw:fill-color="#ffffff" draw:auto-grow-height="true" draw:auto-grow-width="false" fo:max-height="0cm" fo:min-height="0cm"/>
    </style:style>
    <style:style style:name="gr11" style:family="graphic" style:parent-style-name="standard" style:list-style-name="L1">
      <style:graphic-properties draw:stroke="solid" svg:stroke-color="#ffffff" draw:fill="none" draw:fill-color="#ffffff" draw:auto-grow-height="true" draw:auto-grow-width="false" fo:max-height="0cm" fo:min-height="0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3.388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title">
      <style:graphic-properties draw:auto-grow-height="true" fo:min-height="3.506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style:font-name="zihun55hao-longyinshoushu" fo:font-size="72pt" style:font-name-asian="zihun55hao-longyinshoushu" style:font-size-asian="72pt" style:font-size-complex="72pt"/>
    </style:style>
    <style:style style:name="P3" style:family="paragraph">
      <loext:graphic-properties draw:fill="none" draw:fill-color="#ffffff"/>
      <style:paragraph-properties fo:text-align="center"/>
      <style:text-properties style:font-name="zihun24hao-zhenhunshoushu" fo:font-size="22pt" style:font-name-asian="zihun24hao-zhenhunshoushu" style:font-size-asian="22pt" style:font-size-complex="22pt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text-properties style:font-name="Source Han Sans CN Bold" style:font-name-asian="Source Han Sans CN Bold"/>
    </style:style>
    <style:style style:name="P7" style:family="paragraph">
      <loext:graphic-properties draw:fill="none" draw:fill-color="#ffffff"/>
      <style:text-properties style:font-name="zihun95hao-shoukesong" fo:font-size="24pt" style:font-size-asian="24pt" style:font-size-complex="24pt"/>
    </style:style>
    <style:style style:name="P8" style:family="paragraph">
      <style:text-properties style:font-name="Source Han Sans CN Bold1" style:font-name-asian="Source Han Sans CN Bold1"/>
    </style:style>
    <style:style style:name="P9" style:family="paragraph">
      <style:paragraph-properties fo:margin-left="0cm" fo:margin-right="0cm" fo:text-indent="0cm"/>
      <style:text-properties style:font-name="zihun95hao-shoukesong" fo:font-size="24pt" style:letter-kerning="true" style:font-name-asian="Noto Sans CJK SC Regular" style:font-size-asian="24pt" style:font-name-complex="FreeSans" style:font-size-complex="24pt"/>
    </style:style>
    <style:style style:name="P10" style:family="paragraph">
      <style:paragraph-properties fo:margin-left="0cm" fo:margin-right="0cm" fo:line-height="150%" fo:text-indent="0cm"/>
      <style:text-properties style:font-name="zihun95hao-shoukesong" fo:font-size="24pt" style:letter-kerning="true" style:font-name-asian="Noto Sans CJK SC Regular" style:font-size-asian="24pt" style:font-name-complex="FreeSans" style:font-size-complex="24pt"/>
    </style:style>
    <style:style style:name="P11" style:family="paragraph">
      <loext:graphic-properties draw:fill="none" draw:fill-color="#ffffff"/>
      <style:paragraph-properties fo:margin-left="0cm" fo:margin-right="0cm" fo:text-indent="0cm"/>
      <style:text-properties style:font-name="zihun95hao-shoukesong" fo:font-size="24pt" style:letter-kerning="true" style:font-name-asian="Noto Sans CJK SC Regular" style:font-size-asian="24pt" style:font-name-complex="FreeSans" style:font-size-complex="24pt"/>
    </style:style>
    <style:style style:name="P12" style:family="paragraph">
      <style:paragraph-properties fo:margin-left="0cm" fo:margin-right="0cm" fo:text-indent="0cm"/>
      <style:text-properties style:font-name="Source Han Sans CN Light" fo:font-size="22pt" style:letter-kerning="true" style:font-name-asian="Source Han Sans CN Light" style:font-size-asian="22pt" style:font-name-complex="FreeSans" style:font-size-complex="22pt"/>
    </style:style>
    <style:style style:name="P13" style:family="paragraph">
      <loext:graphic-properties draw:fill="none" draw:fill-color="#ffffff"/>
      <style:text-properties style:font-name="Source Han Sans CN Light" fo:font-size="22pt" style:font-name-asian="Source Han Sans CN Light" style:font-size-asian="22pt" style:font-size-complex="22pt"/>
    </style:style>
    <style:style style:name="P14" style:family="paragraph">
      <loext:graphic-properties draw:fill="none" draw:fill-color="#ffffff"/>
      <style:paragraph-properties fo:text-align="center"/>
      <style:text-properties style:font-name="zihun55hao-longyinshoushu" fo:font-size="96pt" style:font-name-asian="zihun55hao-longyinshoushu" style:font-size-asian="96pt" style:font-size-complex="96pt"/>
    </style:style>
    <style:style style:name="P15" style:family="paragraph">
      <loext:graphic-properties draw:fill="none" draw:fill-color="#ffffff"/>
      <style:paragraph-properties fo:text-align="center"/>
      <style:text-properties fo:font-size="18pt"/>
    </style:style>
    <style:style style:name="P16" style:family="paragraph">
      <loext:graphic-properties draw:fill-color="#ffffff"/>
      <style:text-properties fo:font-size="20pt"/>
    </style:style>
    <style:style style:name="T1" style:family="text">
      <style:text-properties style:font-name="zihun55hao-longyinshoushu" fo:font-size="72pt" fo:language="en" fo:country="US" style:font-name-asian="zihun55hao-longyinshoushu" style:font-size-asian="72pt" style:font-size-complex="72pt"/>
    </style:style>
    <style:style style:name="T2" style:family="text">
      <style:text-properties style:font-name="zihun55hao-longyinshoushu" fo:font-size="72pt" style:font-name-asian="zihun55hao-longyinshoushu" style:font-size-asian="72pt" style:font-size-complex="72pt"/>
    </style:style>
    <style:style style:name="T3" style:family="text">
      <style:text-properties style:font-name="zihun24hao-zhenhunshoushu" fo:font-size="22pt" style:font-name-asian="zihun24hao-zhenhunshoushu" style:font-size-asian="22pt" style:font-size-complex="22pt"/>
    </style:style>
    <style:style style:name="T4" style:family="text">
      <style:text-properties style:font-name="Source Han Serif CN Heavy"/>
    </style:style>
    <style:style style:name="T5" style:family="text">
      <style:text-properties style:font-name="Source Han Sans CN Bold" style:font-name-asian="Source Han Sans CN Bold"/>
    </style:style>
    <style:style style:name="T6" style:family="text">
      <style:text-properties style:font-name="Source Han Sans CN Light" style:font-name-asian="Source Han Sans CN Light"/>
    </style:style>
    <style:style style:name="T7" style:family="text">
      <style:text-properties style:font-name="zihun95hao-shoukesong" fo:font-size="24pt" style:font-size-asian="24pt" style:font-size-complex="24pt"/>
    </style:style>
    <style:style style:name="T8" style:family="text">
      <style:text-properties style:font-name="Source Han Sans CN Bold1" style:font-name-asian="Source Han Sans CN Bold1"/>
    </style:style>
    <style:style style:name="T9" style:family="text">
      <style:text-properties style:font-name="Source Han Sans CN Light" fo:font-size="22pt" fo:font-weight="bold" style:font-name-asian="Source Han Sans CN Light" style:font-size-asian="22pt" style:font-weight-asian="bold" style:font-size-complex="22pt" style:font-weight-complex="bold"/>
    </style:style>
    <style:style style:name="T10" style:family="text">
      <style:text-properties style:font-name="Source Han Sans CN Light" fo:font-size="22pt" style:font-name-asian="Source Han Sans CN Light" style:font-size-asian="22pt" style:font-size-complex="22pt"/>
    </style:style>
    <style:style style:name="T11" style:family="text">
      <style:text-properties style:font-name="zihun95hao-shoukesong"/>
    </style:style>
    <style:style style:name="T12" style:family="text">
      <style:text-properties style:font-name="zihun55hao-longyinshoushu" fo:font-size="96pt" style:font-name-asian="zihun55hao-longyinshoushu" style:font-size-asian="96pt" style:font-size-complex="96pt"/>
    </style:style>
    <style:style style:name="T13" style:family="text">
      <style:text-properties style:font-name="Source Han Serif CN Heavy" fo:font-size="18pt"/>
    </style:style>
    <style:style style:name="T14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4.638cm" svg:height="3.302cm" svg:x="1.524cm" svg:y="6.858cm">
          <draw:text-box>
            <text:p text:style-name="P1"><text:span text:style-name="T1">JavaScript</text:span><text:span text:style-name="T2"> </text:span><text:span text:style-name="T2">学习分享</text:span></text:p>
          </draw:text-box>
        </draw:frame>
        <draw:frame draw:style-name="gr2" draw:text-style-name="P3" draw:layer="layout" svg:width="4.826cm" svg:height="1.183cm" svg:x="11.176cm" svg:y="15.748cm">
          <draw:text-box>
            <text:p text:style-name="P1"><text:span text:style-name="T3">黄剑</text:span></text:p>
          </draw:text-box>
        </draw:frame>
        <draw:frame draw:style-name="gr3" draw:text-style-name="P4" draw:layer="layout" svg:width="15.24cm" svg:height="1.876cm" svg:x="6.35cm" svg:y="17.123cm">
          <draw:text-box>
            <text:p text:style-name="P1"><text:span text:style-name="T4"><text:a xlink:href="mailto:huangjian@minieye.cc" xlink:type="simple">huangjian@minieye.cc</text:a></text:span></text:p>
            <text:p text:style-name="P1"/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5">目录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6">JavaScript </text:span><text:span text:style-name="T6">基础语法</text:span></text:p>
              </text:list-item>
              <text:list-item>
                <text:p><text:span text:style-name="T6">Node.js Debug </text:span><text:span text:style-name="T6">方法</text:span></text:p>
              </text:list-item>
              <text:list-item>
                <text:p><text:span text:style-name="T6">Closures </text:span><text:span text:style-name="T6">闭包</text:span></text:p>
              </text:list-item>
              <text:list-item>
                <text:p><text:span text:style-name="T6">Prototype </text:span><text:span text:style-name="T6">原型链</text:span></text:p>
              </text:list-item>
              <text:list-item>
                <text:p><text:span text:style-name="T6">Async/await </text:span><text:span text:style-name="T6">异步方案 </text:span></text:p>
              </text:list-item>
              <text:list-item>
                <text:p><text:span text:style-name="T6">多种语言使用体验分享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text-style-name="P6" draw:layer="layout" svg:width="25.199cm" svg:height="3.506cm" svg:x="1.4cm" svg:y="0.837cm" presentation:class="title">
          <draw:text-box>
            <text:p><text:span text:style-name="T5">基础语法</text:span></text:p>
          </draw:text-box>
        </draw:frame>
        <draw:frame draw:style-name="gr5" draw:text-style-name="P7" draw:layer="layout" svg:width="21.844cm" svg:height="1.504cm" svg:x="2.286cm" svg:y="5.334cm">
          <draw:text-box>
            <text:p><text:span text:style-name="T7">console.log(‘Hello JavaScript’);</text:span></text:p>
          </draw:text-box>
        </draw:frame>
        <draw:frame draw:style-name="gr5" draw:text-style-name="P7" draw:layer="layout" svg:width="21.844cm" svg:height="1.504cm" svg:x="2.286cm" svg:y="7.434cm">
          <draw:text-box>
            <text:p><text:span text:style-name="T7">var minieye = ‘666’;</text:span></text:p>
          </draw:text-box>
        </draw:frame>
        <draw:frame draw:style-name="gr6" draw:text-style-name="P7" draw:layer="layout" svg:width="21.844cm" svg:height="4.486cm" svg:x="2.286cm" svg:y="9.734cm">
          <draw:text-box>
            <text:p><text:span text:style-name="T7">if ( ‘JavaScript is so great’ ) {</text:span></text:p>
            <text:p><text:span text:style-name="T7"><text:s text:c="4"/></text:span><text:span text:style-name="T7">console.log(‘You are right’);</text:span></text:p>
            <text:p><text:span text:style-name="T7">} else {</text:span></text:p>
            <text:p><text:span text:style-name="T7"><text:s text:c="4"/></text:span><text:span text:style-name="T7">console.log(“You don’t think so ???”);</text:span></text:p>
            <text:p><text:span text:style-name="T7">}</text:span></text:p>
          </draw:text-box>
        </draw:frame>
        <draw:frame draw:style-name="gr7" draw:text-style-name="P7" draw:layer="layout" svg:width="21.844cm" svg:height="2.792cm" svg:x="2.286cm" svg:y="15.298cm">
          <draw:text-box>
            <text:p><text:span text:style-name="T7">for (let i = 0; i &lt; 1024; i += 1) {</text:span></text:p>
            <text:p><text:span text:style-name="T7"><text:s text:c="4"/></text:span><text:span text:style-name="T7">console.log(‘I Love JavaScript’);</text:span></text:p>
            <text:p><text:span text:style-name="T7">}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2" draw:text-style-name="P8" draw:layer="layout" svg:width="25.199cm" svg:height="3.506cm" svg:x="1.4cm" svg:y="0.837cm" presentation:class="title">
          <draw:text-box>
            <text:p text:style-name="P8"><text:span text:style-name="T8">基础语法</text:span></text:p>
          </draw:text-box>
        </draw:frame>
        <draw:frame draw:style-name="gr8" draw:text-style-name="P11" draw:layer="layout" svg:width="23.622cm" svg:height="3.638cm" svg:x="2.032cm" svg:y="9.144cm">
          <draw:text-box>
            <text:p text:style-name="P9">const array = [1, 2, 3, 4, 5, 6, 7, 8, 9];</text:p>
            <text:p text:style-name="P10">const newArray = array.map(x =&gt; x * x);</text:p>
            <text:p text:style-name="P10">console.log(newArray); // [1, 4, 9, 16, 25, 36, 49, 64, 81]</text:p>
          </draw:text-box>
        </draw:frame>
        <draw:frame draw:style-name="gr9" draw:text-style-name="P13" draw:layer="layout" svg:width="20.574cm" svg:height="2.555cm" svg:x="2.286cm" svg:y="5.588cm">
          <draw:text-box>
            <text:p text:style-name="P12"><text:span text:style-name="T9">Array.map() </text:span><text:span text:style-name="T10">把函数作用在数组的每一个元素上，并返回一个新的数组。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2" draw:text-style-name="P8" draw:layer="layout" svg:width="25.199cm" svg:height="3.506cm" svg:x="1.4cm" svg:y="0.837cm" presentation:class="title">
          <draw:text-box>
            <text:p text:style-name="P8"><text:span text:style-name="T8">基础语法</text:span></text:p>
          </draw:text-box>
        </draw:frame>
        <draw:frame draw:style-name="gr10" draw:text-style-name="P11" draw:layer="layout" svg:width="23.622cm" svg:height="3.638cm" svg:x="2.032cm" svg:y="9.344cm">
          <draw:text-box>
            <text:p text:style-name="P9"><text:span text:style-name="T11">const array = [1, 2, 3];</text:span></text:p>
            <text:p text:style-name="P10"><text:span text:style-name="T11">const sumOfArray = </text:span><text:span text:style-name="T11">array</text:span><text:span text:style-name="T11">.reduce((x, y) =&gt; x + y);</text:span></text:p>
            <text:p text:style-name="P10"><text:span text:style-name="T11">console.log(sumOfArray); // 6</text:span></text:p>
          </draw:text-box>
        </draw:frame>
        <draw:frame draw:style-name="gr9" draw:text-style-name="P13" draw:layer="layout" svg:width="20.574cm" svg:height="2.555cm" svg:x="2.286cm" svg:y="5.188cm">
          <draw:text-box>
            <text:p text:style-name="P12"><text:span text:style-name="T9">Array.reduce()</text:span><text:span text:style-name="T10"> </text:span><text:span text:style-name="T10">中的函数接收两个参数。</text:span></text:p>
            <text:p text:style-name="P12"><text:span text:style-name="T10">[x1, x2, x3, x4].reduce(f) = f(f(f(x1, x2), x3), x4)</text:span></text:p>
          </draw:text-box>
        </draw:frame>
        <draw:frame draw:style-name="gr11" draw:text-style-name="P11" draw:layer="layout" svg:width="23.622cm" svg:height="4.486cm" svg:x="2.032cm" svg:y="14.744cm">
          <draw:text-box>
            <text:p text:style-name="P9"><text:span text:style-name="T11">var flattened = [[0, 1], [2, 3], [4, 5]].reduce(</text:span></text:p>
            <text:p text:style-name="P9"><text:span text:style-name="T11"><text:s text:c="2"/></text:span><text:span text:style-name="T11">(acc, cur) =&gt; acc.concat(cur),</text:span></text:p>
            <text:p text:style-name="P9"><text:span text:style-name="T11"><text:s text:c="2"/></text:span><text:span text:style-name="T11">[],</text:span></text:p>
            <text:p text:style-name="P9"><text:span text:style-name="T11">);</text:span></text:p>
            <text:p text:style-name="P9"><text:span text:style-name="T11">console.log(flattened); // [0, 1, 2, 3, 4, 5]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 text:style-name="P6"><text:span text:style-name="T5">Node.js Debug </text:span><text:span text:style-name="T5">方法</text:span>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 text:style-name="P6"><text:span text:style-name="T5">Closures </text:span><text:span text:style-name="T5">闭包</text:span>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 text:style-name="P6"><text:span text:style-name="T5">Prototype </text:span><text:span text:style-name="T5">原型链</text:span>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 text:style-name="P6"><text:span text:style-name="T5">Async/await </text:span><text:span text:style-name="T5">异步方案</text:span>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9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 text:style-name="P6"><text:span text:style-name="T5">多种语言使用体验</text:span>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C/C++, Golang, JavaScript, Rust, Python</text:p>
              </text:list-item>
              <text:list-item>
                <text:p>嵌入式开发：C/C++, Rust, Golang</text:p>
              </text:list-item>
              <text:list-item>
                <text:p>服务器开发：Node.js, Python, Golang</text:p>
              </text:list-item>
              <text:list-item>
                <text:p>桌面开发：Electron(HTML,CSS,JavaScript)</text:p>
              </text:list-item>
              <text:list-item>
                <text:p>命令行程序：Golang, Rus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0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12" draw:text-style-name="P14" draw:layer="layout" svg:width="24.638cm" svg:height="3.638cm" svg:x="1.524cm" svg:y="7.874cm">
          <draw:text-box>
            <text:p text:style-name="P1"><text:span text:style-name="T12">Thanks!</text:span></text:p>
          </draw:text-box>
        </draw:frame>
        <draw:frame draw:style-name="gr2" draw:text-style-name="P3" draw:layer="layout" svg:width="4.826cm" svg:height="1.183cm" svg:x="11.176cm" svg:y="15.748cm">
          <draw:text-box>
            <text:p text:style-name="P1"><text:span text:style-name="T3">黄剑</text:span></text:p>
          </draw:text-box>
        </draw:frame>
        <draw:frame draw:style-name="gr3" draw:text-style-name="P15" draw:layer="layout" svg:width="15.24cm" svg:height="1.876cm" svg:x="6.35cm" svg:y="17.123cm">
          <draw:text-box>
            <text:p text:style-name="P1"><text:span text:style-name="T13"><text:a xlink:href="mailto:huangjian@minieye.cc" xlink:type="simple">huangjian@minieye.cc</text:a></text:span></text:p>
            <text:p text:style-name="P1"><text:span text:style-name="T14"/></text:p>
          </draw:text-box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zihun24hao-zhenhunshoushu" svg:font-family="zihun24hao-zhenhunshoushu" style:font-pitch="variable"/>
    <style:font-face style:name="zihun55hao-longyinshoushu" svg:font-family="zihun55hao-longyinshoushu" style:font-pitch="variable"/>
    <style:font-face style:name="zihun95hao-shoukesong" svg:font-family="zihun95hao-shoukesong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Han Serif CN Heavy" svg:font-family="'Source Han Serif CN Heavy'" style:font-family-generic="roman" style:font-pitch="variable"/>
    <style:font-face style:name="Liberation Sans2" svg:font-family="'Liberation Sans'" style:font-family-generic="swiss" style:font-pitch="variable"/>
    <style:font-face style:name="Noto Sans CJK SC Regular2" svg:font-family="'Noto Sans CJK SC Regular'" style:font-family-generic="swiss" style:font-pitch="variable"/>
    <style:font-face style:name="Source Han Sans CN Bold" svg:font-family="'Source Han Sans CN Bold'" style:font-family-generic="swiss" style:font-pitch="variable"/>
    <style:font-face style:name="Source Han Sans CN Bold1" svg:font-family="'Source Han Sans CN Bold'" style:font-adornments="Bold" style:font-family-generic="swiss" style:font-pitch="variable"/>
    <style:font-face style:name="Source Han Sans CN Light" svg:font-family="'Source Han Sans CN Light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09T16:58:55.726295027</meta:creation-date>
    <dc:date>2019-11-09T23:08:31.456473140</dc:date>
    <meta:editing-duration>PT3H18M28S</meta:editing-duration>
    <meta:editing-cycles>57</meta:editing-cycles>
    <meta:generator>LibreOffice/5.1.6.2$Linux_X86_64 LibreOffice_project/10m0$Build-2</meta:generator>
    <meta:document-statistic meta:object-count="73"/>
  </office:meta>
</office:document-meta>
</file>